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WW8Num11">
      <style:paragraph-properties fo:margin-top="0.0693in" fo:margin-bottom="0.0693in" loext:contextual-spacing="false"/>
    </style:style>
    <style:style style:name="P3" style:family="paragraph" style:parent-style-name="Standard" style:list-style-name="WW8Num12">
      <style:paragraph-properties fo:margin-top="0.0693in" fo:margin-bottom="0.0693in" loext:contextual-spacing="false"/>
    </style:style>
    <style:style style:name="P4" style:family="paragraph" style:parent-style-name="Standard" style:list-style-name="WW8Num13">
      <style:paragraph-properties fo:margin-top="0.0693in" fo:margin-bottom="0.0693in" loext:contextual-spacing="false"/>
    </style:style>
    <style:style style:name="P5" style:family="paragraph" style:parent-style-name="Обычный_20__28_Web_29_">
      <style:paragraph-properties fo:margin-top="0.0693in" fo:margin-bottom="0.1665in" loext:contextual-spacing="fals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Heading_20_3">
      <style:paragraph-properties fo:text-align="center" style:justify-single-word="false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небезопасная безопасная ява</text:h>
      <text:p text:style-name="P1">http://www.wasm.ru/print.php?article=unsjav1</text:p>
      <text:p text:style-name="P1"/>
      <text:p text:style-name="P1"># The JavaTM Virtual Machine Specification</text:p>
      <text:p text:style-name="P1">http://java.sun.com/docs/books/jvms/second_edition/html/VMSpecTOC.doc.html</text:p>
      <text:h text:style-name="P7" text:outline-level="3">Unsafe Java I - Небезопасная жаба </text:h>
      <text:list xml:id="list6241233573050199359" text:style-name="WW8Num11">
        <text:list-item>
          <text:p text:style-name="P2">Класс sun.misc.Unsafe </text:p>
        </text:list-item>
        <text:list-item>
          <text:p text:style-name="P2">Структуры виртуальной машины </text:p>
        </text:list-item>
        <text:list-item>
          <text:p text:style-name="P2">Особенности версии 1.5 </text:p>
        </text:list-item>
        <text:list-item>
          <text:p text:style-name="P2">Применение на практике </text:p>
        </text:list-item>
        <text:list-item>
          <text:p text:style-name="P2">Бесконечный final </text:p>
        </text:list-item>
      </text:list>
      <text:p text:style-name="Обычный_20__28_Web_29_">Как известно при разработке языка Java с самого начала делался упор на "безопасность" кода (так называемый "safe code"). Помимо всего прочего это означало отказ от указателей, работы с памятью и тому подобных низкоуровневых средств. Совсем отказаться правда не удалось, пришлось оставить лазейку, в первую очередь естественно для собственных классов. Но все, что использует Java Runtime, можем использовать и мы. В этой статье мы научимся писать небезопасный код на Яве и используем новоприобретенные знания для решения некоторых интересных проблем, которые штатными средствами Явы не решаются. </text:p>
      <text:p text:style-name="Обычный_20__28_Web_29_">Рассматривать мы будем только Sun'овскую виртуальную машину, по двум причинам. Во-первых она применяется наиболее широко и является своеобразным эталоном. Во-вторых до IBM'овской у меня руки еще не дошли, а больше никаких (реально использующихся) я не знаю. Все приведенные ниже примеры протестированы с Java 1.4.2_11 и 1.5.0_06. Предполагается что читатель достаточно хорошо разбирается как в Яве, так и в общих принципах программирования. </text:p>
      <text:p text:style-name="Обычный_20__28_Web_29_"><text:span text:style-name="Strong_20_Emphasis">1. Класс sun.misc.Unsafe</text:span></text:p>
      <text:p text:style-name="Обычный_20__28_Web_29_">Малоизвестный класс sun.misc.Unsafe входит в комплект Sun Java Runtime начиная с первых версий. Как и все остальные классы в package sun.*, Unsafe не документирован, но имена (в большинстве своем нативных) функций, видимые при декомпиляции, говорят сами за себя. Явно присутствуют функции работы с памятью (allocateMemory, freeMemory,...), чтения и записи значений по заданному адресу(putLong, getLong,...) и некоторые более специализированные(throwException, monitorEnter,...). То есть в принципе все, что нам нужно. </text:p>
      <text:p text:style-name="Обычный_20__28_Web_29_">Правда так просто инстанциировать Unsafe не удастся. Единственный constructor - приватный, а в getUnsafe() проверяется загрузчик вызвавшего класса и объект возвращается только если класс загружен Bootloader'ом. В противном случае получаем SecurityException. </text:p>
      <text:p text:style-name="Стандартный_20_HTML"><text:s text:c="4"/>public static Unsafe getUnsafe()</text:p>
      <text:p text:style-name="Стандартный_20_HTML"><text:s text:c="4"/>{</text:p>
      <text:p text:style-name="Стандартный_20_HTML"><text:s text:c="8"/>Class class1 = Reflection.getCallerClass(2);</text:p>
      <text:p text:style-name="Стандартный_20_HTML"><text:s text:c="8"/>if(class1.getClassLoader() != null)</text:p>
      <text:p text:style-name="Стандартный_20_HTML"><text:soft-page-break/><text:s text:c="12"/>throw new SecurityException("Unsafe");</text:p>
      <text:p text:style-name="Стандартный_20_HTML"><text:s text:c="8"/>else</text:p>
      <text:p text:style-name="Стандартный_20_HTML"><text:s text:c="12"/>return theUnsafe;</text:p>
      <text:p text:style-name="Стандартный_20_HTML"><text:s text:c="4"/>}</text:p>
      <text:p text:style-name="Обычный_20__28_Web_29_">К счастью существует еще внутренняя переменная theUnsafe, до которой мы можем добраться с помощью Reflection. Всю черновую работу соберем в один класс (назовем его UnsafeUtil), который будем расширять по мере надобности. </text:p>
      <text:p text:style-name="Стандартный_20_HTML">public class UnsafeUtil {</text:p>
      <text:p text:style-name="Стандартный_20_HTML"/>
      <text:p text:style-name="Стандартный_20_HTML"><text:tab/>public static Unsafe unsafe;</text:p>
      <text:p text:style-name="Стандартный_20_HTML"><text:tab/>private static long fieldOffset;</text:p>
      <text:p text:style-name="Стандартный_20_HTML"><text:tab/>private static UnsafeUtil instance = new UnsafeUtil();</text:p>
      <text:p text:style-name="Стандартный_20_HTML"/>
      <text:p text:style-name="Стандартный_20_HTML"><text:tab/>private Object obj;</text:p>
      <text:p text:style-name="Стандартный_20_HTML"><text:s text:c="4"/></text:p>
      <text:p text:style-name="Стандартный_20_HTML"><text:tab/>static {</text:p>
      <text:p text:style-name="Стандартный_20_HTML"><text:tab/><text:tab/>try {</text:p>
      <text:p text:style-name="Стандартный_20_HTML"><text:tab/><text:tab/><text:tab/>Field f = Unsafe.class.getDeclaredField("theUnsafe");</text:p>
      <text:p text:style-name="Стандартный_20_HTML"><text:tab/><text:tab/><text:tab/>f.setAccessible(true);</text:p>
      <text:p text:style-name="Стандартный_20_HTML"><text:tab/></text:p>
      <text:p text:style-name="Стандартный_20_HTML"><text:tab/><text:tab/><text:tab/>unsafe = (Unsafe)f.get(null);</text:p>
      <text:p text:style-name="Стандартный_20_HTML"><text:tab/><text:tab/><text:tab/>fieldOffset = unsafe.objectFieldOffset(UnsafeUtil.class.getDeclaredField("obj"));</text:p>
      <text:p text:style-name="Стандартный_20_HTML"><text:tab/><text:tab/>} catch (Exception ex) {</text:p>
      <text:p text:style-name="Стандартный_20_HTML"><text:soft-page-break/><text:tab/><text:tab/><text:tab/>throw new RuntimeException(e);</text:p>
      <text:p text:style-name="Стандартный_20_HTML"><text:tab/><text:tab/>}</text:p>
      <text:p text:style-name="Стандартный_20_HTML"><text:tab/>};</text:p>
      <text:p text:style-name="Стандартный_20_HTML">}</text:p>
      <text:p text:style-name="Обычный_20__28_Web_29_">Конечно можно просто внести UnsafeUtil в список загружаемых Bootloader'ом классов (указав путь в ключе -Xbootclasspath/a) и вызывать getUnsafe() в соответствии с замыслом Sun. Беда в том, что тогда все использующие UnsafeUtil классы также должны быть прописаны в bootclasspath'е (см. главу "5.3 Creation and Loading" в VM spec). Правда например package java.nio как-то ухитряется обходить это ограничение, но как именно пока не очень понятно. К тому же этот способ выходит за рамки "чистого" кода, так как требует дополнительных стартовых опций для виртуальной машины. Так что не будем мудрствовать и ограничимся чтением theUnsafe. </text:p>
      <text:p text:style-name="Обычный_20__28_Web_29_">В первую очередь нам понадобятся естественно операции референцирования и дереференцирования, ObjectToAddress и AddressToObject соответственно. </text:p>
      <text:p text:style-name="Стандартный_20_HTML">public static long ObjectToAddress (Object o){</text:p>
      <text:p text:style-name="Стандартный_20_HTML"><text:tab/>instance.obj = o;</text:p>
      <text:p text:style-name="Стандартный_20_HTML"><text:tab/>return unsafe.getLong(instance, fieldOffset);</text:p>
      <text:p text:style-name="Стандартный_20_HTML">}</text:p>
      <text:p text:style-name="Стандартный_20_HTML"/>
      <text:p text:style-name="Стандартный_20_HTML">public static Object AddressToObject (long address){</text:p>
      <text:p text:style-name="Стандартный_20_HTML"><text:tab/>unsafe.putLong(instance, fieldOffset, address);</text:p>
      <text:p text:style-name="Стандартный_20_HTML"><text:tab/>return instance.obj;</text:p>
      <text:p text:style-name="Стандартный_20_HTML">}</text:p>
      <text:p text:style-name="Обычный_20__28_Web_29_">С ними мы уже достаточно хорошо вооружены в техническом плане, не хватает только информации по внутреннему устройству Явы. Ее мы найдем в следующем разделе. </text:p>
      <text:p text:style-name="Обычный_20__28_Web_29_">Очень похожую реализацию кстати сделал Don Schwarz (http://don.schwarz.name/index.php?p=30). Это одно из очень немногих мест, где можно найти хоть какие-то примеры работы с классом Unsafe. К сожалению Don в свое время не оценил потенциал низкоуровнего программирования в Яве и остановился, сделав всего пару робких шагов. Мы же пойдем дальше. </text:p>
      <text:p text:style-name="Обычный_20__28_Web_29_"><text:span text:style-name="Strong_20_Emphasis">2. Структуры виртуальной машины</text:span></text:p>
      <text:p text:style-name="Обычный_20__28_Web_29_">Теперь посмотрим, в каком виде виртуальная машина (версии 1.4) хранит данные в памяти. Поскольку Ява работает с классами и их инстанциями, то ими и займемся. </text:p>
      <text:p text:style-name="Обычный_20__28_Web_29_"><text:span text:style-name="Strong_20_Emphasis">Инстанция:</text:span> </text:p>
      <text:p text:style-name="Стандартный_20_HTML">instance_struct {</text:p>
      <text:p text:style-name="Стандартный_20_HTML"><text:soft-page-break/><text:tab/>0<text:tab/>magic<text:tab/>// всегда равен 1</text:p>
      <text:p text:style-name="Стандартный_20_HTML"><text:tab/>4<text:tab/>class <text:s/><text:tab/>// указатель на структуру класса, class_struct* </text:p>
      <text:p text:style-name="Стандартный_20_HTML"><text:tab/>8<text:tab/>... <text:s text:c="3"/><text:tab/>// Дальше идут подряд переменные инстанции(то есть все которые не static),<text:tab/></text:p>
      <text:p text:style-name="Стандартный_20_HTML"><text:tab/>12<text:tab/>... <text:s text:c="3"/><text:tab/>// порядок пока не очень понятен, судя по всему в порядке объявления и <text:s/></text:p>
      <text:p text:style-name="Стандартный_20_HTML"><text:tab/>16<text:tab/>... <text:s text:c="3"/><text:tab/>// обьекты перед примитивными типами</text:p>
      <text:p text:style-name="Стандартный_20_HTML"><text:tab/>...</text:p>
      <text:p text:style-name="Стандартный_20_HTML">}</text:p>
      <text:p text:style-name="Обычный_20__28_Web_29_">Переменные типа double и long занимают 64 бита, остальные по 32. В памяти инстанции выравниваются по 64-битной границе, дополняются при необходимости нулями. То есть по сути мы имеем обыкновенную сишную структуру плюс указатель на ее описание. </text:p>
      <text:p text:style-name="Обычный_20__28_Web_29_"><text:span text:style-name="Strong_20_Emphasis">Класс:</text:span> </text:p>
      <text:p text:style-name="Стандартный_20_HTML">class_struct {</text:p>
      <text:p text:style-name="Стандартный_20_HTML"><text:tab/>0<text:tab/>magic <text:s/><text:tab/><text:tab/>// всегда равен 1</text:p>
      <text:p text:style-name="Стандартный_20_HTML"><text:tab/>4<text:tab/>class <text:s/><text:tab/><text:tab/>// class_struct*, указатель на структуру класса более высокого уровня, зачем нужен - непонятно</text:p>
      <text:p text:style-name="Стандартный_20_HTML"><text:tab/>8<text:tab/>... <text:s text:c="3"/><text:tab/><text:tab/>// значение неизвестно</text:p>
      <text:p text:style-name="Стандартный_20_HTML"><text:tab/>12<text:tab/>super_count <text:s text:c="3"/><text:tab/>// количество уровней наследования: 0x18 - один(наследует от Object), 0х1c - два и т.д. до восьми(0х34), потом 0х10. У интерфейсов тоже 0х10. <text:s/></text:p>
      <text:p text:style-name="Стандартный_20_HTML"><text:tab/>16 <text:s text:c="2"/><text:tab/>interface <text:s text:c="3"/><text:tab/>// class_struct*, указатель на какой-либо из интерфейсов класса (на какой именно непонятно), часто просто 0</text:p>
      <text:p text:style-name="Стандартный_20_HTML"><text:tab/>20<text:tab/>interface_list <text:tab/>// указатель на массив с элементами типа class_struct*, все интерфейсы класса</text:p>
      <text:p text:style-name="Стандартный_20_HTML"><text:tab/>24<text:tab/>...</text:p>
      <text:p text:style-name="Стандартный_20_HTML"><text:tab/>28<text:tab/>...</text:p>
      <text:p text:style-name="Стандартный_20_HTML"><text:tab/>32<text:tab/>...</text:p>
      <text:p text:style-name="Стандартный_20_HTML"><text:tab/>36<text:tab/>...<text:tab/> <text:s text:c="2"/><text:tab/>// указатели на структуры восьми высших суперклассов начиная от Object и кончая this (если поместится)</text:p>
      <text:p text:style-name="Стандартный_20_HTML"><text:tab/>40<text:tab/>...</text:p>
      <text:p text:style-name="Стандартный_20_HTML"><text:soft-page-break/><text:tab/>44<text:tab/>...</text:p>
      <text:p text:style-name="Стандартный_20_HTML"><text:tab/>48<text:tab/>...</text:p>
      <text:p text:style-name="Стандартный_20_HTML"><text:tab/>52<text:tab/>...</text:p>
      <text:p text:style-name="Стандартный_20_HTML"><text:tab/>56<text:tab/>size<text:tab/><text:tab/>// размер инстанции класса в DWORD'ах</text:p>
      <text:p text:style-name="Стандартный_20_HTML"><text:tab/>60<text:tab/>this_class <text:s/><text:tab/>// instance_struct*, указатель на инстанцию java.lang.Class соответствующую данному классу</text:p>
      <text:p text:style-name="Стандартный_20_HTML"><text:tab/>64<text:tab/>access_flags <text:s/><text:tab/>// доступ к классу как описано в VM spec ( 0х1 - public, 0х10 - final и т.д.)</text:p>
      <text:p text:style-name="Стандартный_20_HTML"><text:tab/>68<text:tab/>...</text:p>
      <text:p text:style-name="Стандартный_20_HTML"><text:tab/>...</text:p>
      <text:p text:style-name="Стандартный_20_HTML">}</text:p>
      <text:p text:style-name="Обычный_20__28_Web_29_">Здесть я привел только те куски, которые мы будем использовать в дальнейшем и в которых я более или менее уверен. На самом деле class_struct значительно длиннее и содержит кроме того указатели на функции класса, статические переменные и все остальное, что может понадобится виртуальной машине. Все эти структуры по понятным причинам нигде не документированы и разбираться надо вручную - хоть и несложно, но достаточно трудоемко. Если у кого-то есть желание помочь, буду только рад. </text:p>
      <text:p text:style-name="Обычный_20__28_Web_29_"><text:span text:style-name="Strong_20_Emphasis">3. Особенности версии 1.5</text:span> </text:p>
      <text:p text:style-name="Обычный_20__28_Web_29_">С переходом на последнюю (на момент написания) версию 1.5.0_06 внутренние структуры виртуальной машины претерпели некоторые изменения. К счастью небольшие: изменился в основном порядок полей, значения остались в большинстве прежними. Структура класса выглядит теперь следующим образом: </text:p>
      <text:p text:style-name="Стандартный_20_HTML">class_struct_1_5 {</text:p>
      <text:p text:style-name="Стандартный_20_HTML"><text:tab/>0<text:tab/>magic <text:s/><text:tab/><text:tab/>// всегда равен 1</text:p>
      <text:p text:style-name="Стандартный_20_HTML"><text:tab/>4<text:tab/>class <text:s/><text:tab/><text:tab/>// class_struct*, указатель на структуру класса более высокого уровня, зачем нужен - непонятно</text:p>
      <text:p text:style-name="Стандартный_20_HTML"><text:tab/>8<text:tab/>... <text:s text:c="3"/><text:tab/><text:tab/>// значение неизвестно</text:p>
      <text:p text:style-name="Стандартный_20_HTML"><text:tab/>12<text:tab/>size<text:tab/><text:tab/>// размер инстанции класса в DWORD'ах</text:p>
      <text:p text:style-name="Стандартный_20_HTML"><text:tab/>16<text:tab/>super_count <text:s text:c="3"/><text:tab/>// количество уровней наследования: 0x20 - один(наследует от Object), 0х24 - два и т.д. до восьми(0х38), потом 0х14. У интерфейсов тоже 0х14. <text:s/></text:p>
      <text:p text:style-name="Стандартный_20_HTML"><text:tab/>20 <text:s text:c="2"/><text:tab/>interface <text:s text:c="3"/><text:tab/>// class_struct*, указатель на какой-либо из интерфейсов класса (на какой именно непонятно), часто просто 0</text:p>
      <text:p text:style-name="Стандартный_20_HTML"><text:tab/>24<text:tab/>interface_list <text:tab/>// указатель на массив с элементами типа class_struct*, все интерфейсы класса</text:p>
      <text:p text:style-name="Стандартный_20_HTML"><text:tab/>28<text:tab/>...</text:p>
      <text:p text:style-name="Стандартный_20_HTML"><text:soft-page-break/><text:tab/>32<text:tab/>...</text:p>
      <text:p text:style-name="Стандартный_20_HTML"><text:tab/>36<text:tab/>...</text:p>
      <text:p text:style-name="Стандартный_20_HTML"><text:tab/>40<text:tab/>...<text:tab/> <text:s text:c="2"/><text:tab/>// указатели на структуры восьми высших суперклассов начиная от Object и кончая this (если поместится)</text:p>
      <text:p text:style-name="Стандартный_20_HTML"><text:tab/>44<text:tab/>...</text:p>
      <text:p text:style-name="Стандартный_20_HTML"><text:tab/>48<text:tab/>...</text:p>
      <text:p text:style-name="Стандартный_20_HTML"><text:tab/>52<text:tab/>...</text:p>
      <text:p text:style-name="Стандартный_20_HTML"><text:tab/>56<text:tab/>...</text:p>
      <text:p text:style-name="Стандартный_20_HTML"><text:tab/>60<text:tab/>this_class <text:s/><text:tab/>// instance_struct*, указатель на инстанцию java.lang.Class соответствующую данному классу</text:p>
      <text:p text:style-name="Стандартный_20_HTML"><text:tab/>64<text:tab/>...</text:p>
      <text:p text:style-name="Стандартный_20_HTML"><text:tab/>68<text:tab/>...<text:tab/><text:tab/>// точные значения неизвестны</text:p>
      <text:p text:style-name="Стандартный_20_HTML"><text:tab/>72<text:tab/>...</text:p>
      <text:p text:style-name="Стандартный_20_HTML"><text:tab/>76<text:tab/>...</text:p>
      <text:p text:style-name="Стандартный_20_HTML"><text:tab/>80<text:tab/>access_flags <text:s/><text:tab/>// доступ к классу как описано в VM spec ( 0х1 - public, 0х10 - final и т.д.)</text:p>
      <text:p text:style-name="Стандартный_20_HTML"><text:tab/>84<text:tab/>...</text:p>
      <text:p text:style-name="Стандартный_20_HTML"><text:tab/>...</text:p>
      <text:p text:style-name="Стандартный_20_HTML">}</text:p>
      <text:p text:style-name="Обычный_20__28_Web_29_">Обратите внимание на переехавшее вперед поле size и сдвинутые по сравнению с версией 1.4 значения поля super_count. При написании кода придется учитывать подобные мелкие отличия. Поэтому будем в самом начале опрашивать версию виртуальной машины и сохранять результат в переменной vm1_5. Интересно кстати, что версии 1.5.0_0x, x&lt;6 используют все еще старые структуры. То есть достаточно глобальные изменения в виртуальной машине не обязательно приурочены к значительному скачку версии - сам по себе примечательный факт. </text:p>
      <text:p text:style-name="Обычный_20__28_Web_29_"><text:span text:style-name="Strong_20_Emphasis">4. Применение на практике</text:span> </text:p>
      <text:p text:style-name="Обычный_20__28_Web_29_">Перейдем к практической части и попробуем приспособить теорию к делу. Для начала решим одну проблему, которая существует почти столько же сколько и сама Ява. А именно напишем функцию sizeof() для объектов. Желающие могут использовать свой любимый поисковик и посмотреть(например по Java+sizeof), сколько и каких решений предлагалось за последние годы, от использования Reflection до вычисления размера занятой памяти и деления его на количество объектов. Точного ответа при этом не давало, что интересно, ни одно. Нам же достаточно просто прочитать поле class_struct.size </text:p>
      <text:p text:style-name="Стандартный_20_HTML">public static long sizeOf(Object object){</text:p>
      <text:p text:style-name="Стандартный_20_HTML"><text:s text:c="4"/>return unsafe.getAddress(unsafe.getAddress(ObjectToAddress(object)+4)+(vm1_5?12:56));</text:p>
      <text:p text:style-name="Стандартный_20_HTML"><text:soft-page-break/>}</text:p>
      <text:p text:style-name="Обычный_20__28_Web_29_">Функция возвращает результат в DWORD'ах, если нужен в байтах не забудьте умножить на 4. С помощью sizeOf() можно теперь копировать содержимое инстанций - так называемая "shallow copy". "Shallow" - так как в случае внутренних переменных типа Object (и от него производных) копируются естественно только указатели, а не объекты целиком. </text:p>
      <text:p text:style-name="Стандартный_20_HTML">public static void copyObjectShallow(Object objectSource, Object objectDest) {</text:p>
      <text:p text:style-name="Стандартный_20_HTML"><text:s text:c="4"/>unsafe.copyMemory(ObjectToAddress(objectSource),ObjectToAddress(objectDest),sizeOf(objectSource)*4);</text:p>
      <text:p text:style-name="Стандартный_20_HTML">}</text:p>
      <text:p text:style-name="Обычный_20__28_Web_29_">copyObjectShallow бывает особенно полезна если иметь дело с объектами, содержащими большое количество переменных примитивных типов. То есть когда класс используется в основном для хранения данных, как структура в С. Копировать переменные по одной (единственный штатный способ Явы) - удовольствия мало. </text:p>
      <text:p text:style-name="Обычный_20__28_Web_29_">Как известно, приведение типов в Яве осуществляется динамически, с учетом иерархии классов. Бинарного каста (reinterpret_cast в терминах С++) Ява к сожалению не поддерживает. Заполним этот пробел. </text:p>
      <text:p text:style-name="Стандартный_20_HTML">public static Object reinterpret_cast(Object o, Class cl){</text:p>
      <text:p text:style-name="Стандартный_20_HTML"><text:s text:c="4"/>unsafe.putAddress(ObjectToAddress(o)+4,unsafe.getAddress(ObjectToAddress(cl)+8));</text:p>
      <text:p text:style-name="Стандартный_20_HTML"><text:s text:c="4"/>return o;</text:p>
      <text:p text:style-name="Стандартный_20_HTML">}</text:p>
      <text:p text:style-name="Обычный_20__28_Web_29_">reinterpret_cast возвращает указатель на объект о, приведенный к заданному через параметер cl типу. Имеет ли такое преобразование смысл, должен как всегда решать сам пользователь. Не следует только забывать, что ошибка при подобных манипуляциях с памятью почти всегда вызовет не безобидную Java Exception, а что-нибудь вроде Access Violation в виртуальной машине. Классический случай применения reinterpret_cast - когда один и тот же класс загружается два раза двумя разными ClassLoader'ами. </text:p>
      <text:p text:style-name="Обычный_20__28_Web_29_">Если собираетесь писать многопоточную программу, не забывайте о синхронизации. Например имеет смысл добавить в определения приведенных выше функций слово synchronized. Иначе может случиться так, что разные потоки попытаются одновременно изменять структуры классов и радости тогда будет много. </text:p>
      <text:p text:style-name="Обычный_20__28_Web_29_">Исходный код класса UnsafeUtil вместе с примерами использования отдельных его функций находится в приложении к статье. </text:p>
      <text:p text:style-name="Обычный_20__28_Web_29_"><text:span text:style-name="Strong_20_Emphasis">5. Бесконечный final</text:span> </text:p>
      <text:p text:style-name="Обычный_20__28_Web_29_">Чтобы лучше оценить те практически неограниченные возможности, которые открывает перед нами манипулирование структурами классов, разберем пример посложнее. </text:p>
      <text:p text:style-name="Обычный_20__28_Web_29_">Как известно, "final" в объявлении класса запрещает наследование от него. Например классы типов, такие как String, Integer и т.д. умышленно сделаны разработчиками языка конечными. Новички с завидным постоянством спрашивают на форумах, можно ли написать собственный класс строк, наследующий от String, и с таким же постоянством получают ответ "нельзя". И тем не менее правильный ответ - можно. </text:p>
      <text:p text:style-name="Обычный_20__28_Web_29_">Для простоты и наглядности возьмем функцию hashCode(). Как известно хэш строк вычисляется по алгоритму </text:p>
      <text:p text:style-name="Стандартный_20_HTML"><text:tab/>s[0]*31^(n-1) + s[1]*31^(n-2) + ... + s[n-1]</text:p>
      <text:p text:style-name="Обычный_20__28_Web_29_">где n - длина строки и s[i] - i-й символ. Предположим теперь, что нас не устраивает стандартный алгоритм и мы хотим вычислять сумму не с начала строки, а с конца. Вот так: </text:p>
      <text:p text:style-name="Стандартный_20_HTML"><text:tab/>s[n-1]*31^(n-1) + s[n-2]*31^(n-2) + ... + s[0]</text:p>
      <text:p text:style-name="Обычный_20__28_Web_29_"><text:soft-page-break/>То есть нужен класс, который наследует от String и имплементирует новую hashCode(). И именно эти свойства имеет класс MagicString, который можно найти в директории /string в исходниках к статье. MagicStringWthStub реализует ту же самую идею, только чуть элегантнее, например без использования Reflection. Недостатком в этом случае является необходимость написания stub'а, что впрочем можно легко автоматизировать. MagicString обходится без дополнительных классов. </text:p>
      <text:p text:style-name="Обычный_20__28_Web_29_">Код самих классов я здесь приводить не хочу, чтобы не загромождать статью. Основная идея состоит в том, что мы вносим String в список суперклассов(смещения 24-52 + поле super_count) и подправляем поле access_flags нужным образом (убираем final). Детали реализации можно посмотреть в приложенных исходниках. Проверим теперь MagicString в действии: </text:p>
      <text:p text:style-name="Стандартный_20_HTML"><text:s text:c="4"/><text:tab/>String s = (String)(Object)(new MagicStringWithStub("AB"));</text:p>
      <text:p text:style-name="Стандартный_20_HTML"><text:s text:c="4"/><text:tab/>System.out.println("Magic String hashcode: "+s.hashCode());</text:p>
      <text:p text:style-name="Стандартный_20_HTML"><text:s text:c="4"/><text:tab/>String s1 = new String("AB");</text:p>
      <text:p text:style-name="Стандартный_20_HTML"><text:s text:c="4"/><text:tab/>System.out.println("Standard String hashcode: "+s1.hashCode());</text:p>
      <text:p text:style-name="Обычный_20__28_Web_29_">На выходе получим </text:p>
      <text:p text:style-name="Стандартный_20_HTML"><text:tab/>Magic String hashcode: 2111</text:p>
      <text:p text:style-name="Стандартный_20_HTML"><text:tab/>Standard String hashcode: 2081</text:p>
      <text:p text:style-name="Обычный_20__28_Web_29_">Как видим, единственное небольшое неудобство состоит в том, что кастить в String приходится через Object. Понятно почему: компилятор-то о наших играх ничего не знает. В остальном мы полностью достигли цели: получили String с нестандартным хэш-кодом. </text:p>
      <text:p text:style-name="Обычный_20__28_Web_29_">В следующей статье (при условии, что у меня дойдут руки ее написать :)) мы научимся создавать на Яве самомодифицирующийся код. </text:p>
      <text:p text:style-name="Обычный_20__28_Web_29_"><text:span text:style-name="Strong_20_Emphasis">Благодарности</text:span></text:p>
      <text:p text:style-name="Обычный_20__28_Web_29_">Quantum - за вдумчивое и терпеливое рецензирование черновых вариантов статьи. Если я не последовал каким-либо его советам, то исключительно по причине собственной лени.</text:p>
      <text:p text:style-name="Обычный_20__28_Web_29_"><text:span text:style-name="Strong_20_Emphasis">Приложение</text:span></text:p>
      <text:p text:style-name="Standard"><text:a xlink:type="simple" xlink:href="http://wasm.ru/pub/27/files/unsafe_java_1_code.zip" text:style-name="Internet_20_link" text:visited-style-name="Visited_20_Internet_20_Link"><text:span text:style-name="Internet_20_link">unsafe_java_1_code.zip</text:span></text:a> (7 KB) - Примеры к статье </text:p>
      <text:p text:style-name="Обычный_20__28_Web_29_">  [C] Stiver </text:p>
      <text:p text:style-name="Standard"/>
      <text:p text:style-name="Standard"/>
      <text:h text:style-name="Heading_20_3" text:outline-level="3">Unsafe Java II - Мутагенез земноводных</text:h>
      <text:p text:style-name="P1">http://www.wasm.ru/article.php?article=unsafe_ii</text:p>
      <text:p text:style-name="P1">http://www.wasm.ru/print.php?article=unsafe_ii</text:p>
      <text:p text:style-name="Standard"><text:soft-page-break/>Первая статья была посвящена классам, объектам и общим принципам работы с памятью виртуальной машины. Сейчас пришло время сделать еще один шаг вглубь и посмотреть на важнейшие составные части классов, а именно функции. В плане практического применения мы научимся: </text:p>
      <text:list xml:id="list956115329222702433" text:style-name="WW8Num12">
        <text:list-item>
          <text:p text:style-name="P3">изменять байткод после загрузки </text:p>
        </text:list-item>
        <text:list-item>
          <text:p text:style-name="P3">вызывать функции, не импортируя их </text:p>
        </text:list-item>
      </text:list>
      <text:p text:style-name="Обычный_20__28_Web_29_">Но сначала небольшое лирическое отступление. После появления "Unsafe Java I" я получил большое количество отзывов, общий смысл которых сводился к "а нафиг все это нужно?". Поэтому пользуюсь случаем подчеркнуть, что никоим образом не призываю применять ниже описанное в повседневной работе. Случаи, требующие настолько глубокого копания в виртуальной машине Явы действительно достаточно редки. Однако они существуют. И в конце концов бывает просто приятно "перелезть через забор" :) </text:p>
      <text:p text:style-name="Обычный_20__28_Web_29_">Примеры к этой статье, за исключением простейших, оформлены для разнообразия в виде небольшого crackme. Так что имеет наверное смысл сначала попробовать разобраться с ним собственными силами, а потом уже читать "решение". Хотя особо нетерпеливые или ленивые читатели могут конечно сделать и наоборот. Для тех новичков, которые читают по-немецки: по адресу <text:a xlink:type="simple" xlink:href="http://www.buha.info/board/showthread.php?t=52196" text:style-name="Internet_20_link" text:visited-style-name="Visited_20_Internet_20_Link"><text:span text:style-name="Internet_20_link">http://www.buha.info/board/showthread.php?t=52196</text:span></text:a> можно найти подробную пошаговую (не поленился же <text:span text:style-name="Strong_20_Emphasis">DarkTom</text:span>, за что ему большое спасибо) инструкцию, как исследовать этот, а значит и подобные, crackme. </text:p>
      <text:p text:style-name="Обычный_20__28_Web_29_">Все примеры протестированы с Sun Java под Windows версии от 1.4.2_08 до 1.5.0_08 включительно. К своему стыду должен признаться, что несмотря на обещание, так пока до Linux'a и не добрался. Так что у кого есть время - может заняться. Байткод примеров скомпилирован версией 1.4.2_08, другие компиляторы могут немного отличаться, что приведет к другим смещениям в коде. Соответственно если у кого-то примеры в собственной компиляции не работают, первым делом сравните получившийся байткод с моим. Что поделать, хотите работать на низком уровне - учитесь не доверять компилятору. </text:p>
      <text:p text:style-name="Обычный_20__28_Web_29_"><text:span text:style-name="Strong_20_Emphasis">1. Где живут функции</text:span></text:p>
      <text:p text:style-name="Обычный_20__28_Web_29_">Как всегда, первым делом нужно определить, где копать. Поэтому посмотрим снова на уже знакомые нам по первой части структуры классов и поищем в них поля, отвечающие за хранение функций и кода. Так как внутренняя жизнь виртуальной машины довольно, я бы даже сказал неоправданно, часто претерпевает более или менее мелкие именения, то придется нам рассмотреть в общей сложности три случая. Опять же, здесь я приведу только те поля, которые в дальнейшем действительно понадобятся. </text:p>
      <text:p text:style-name="Обычный_20__28_Web_29_"><text:span text:style-name="Strong_20_Emphasis">Версии 1.4.x, где x&gt;7</text:span></text:p>
      <text:p text:style-name="Стандартный_20_HTML">class_struct{</text:p>
      <text:p text:style-name="Стандартный_20_HTML"><text:tab/>...<text:tab/>...</text:p>
      <text:p text:style-name="Стандартный_20_HTML"><text:tab/>100<text:tab/>functions<text:tab/>// указатель на массив с элементами типа func_struct*</text:p>
      <text:p text:style-name="Стандартный_20_HTML"><text:tab/>...<text:tab/>...</text:p>
      <text:p text:style-name="Стандартный_20_HTML"><text:tab/>128<text:tab/>constantpool<text:tab/>// указатель типа constantpool_struct*</text:p>
      <text:p text:style-name="Стандартный_20_HTML"><text:tab/>...<text:tab/>...</text:p>
      <text:p text:style-name="Стандартный_20_HTML">}</text:p>
      <text:p text:style-name="Стандартный_20_HTML">func_struct{</text:p>
      <text:p text:style-name="Стандартный_20_HTML"><text:tab/>0<text:tab/>magic</text:p>
      <text:p text:style-name="Стандартный_20_HTML"><text:tab/>4<text:tab/>class<text:tab/><text:tab/><text:tab/>// class_struct*</text:p>
      <text:p text:style-name="Стандартный_20_HTML"><text:tab/>8<text:tab/>constantpool<text:tab/><text:tab/>// constantpool_struct*</text:p>
      <text:p text:style-name="Стандартный_20_HTML"><text:tab/>12<text:tab/>...</text:p>
      <text:p text:style-name="Стандартный_20_HTML"><text:soft-page-break/><text:tab/>16<text:tab/>strsize<text:tab/><text:tab/><text:tab/>// размер структуры в DWORD'ах </text:p>
      <text:p text:style-name="Стандартный_20_HTML"><text:tab/>18<text:tab/>...</text:p>
      <text:p text:style-name="Стандартный_20_HTML"><text:tab/>...<text:tab/>...</text:p>
      <text:p text:style-name="Стандартный_20_HTML"><text:tab/>32<text:tab/>name_index<text:tab/><text:tab/>// индекс имени функции в массиве констант </text:p>
      <text:p text:style-name="Стандартный_20_HTML"><text:tab/> <text:s text:c="13"/><text:tab/><text:tab/>// (т.е. в структуре constantpool_struct)</text:p>
      <text:p text:style-name="Стандартный_20_HTML"><text:tab/>34<text:tab/>sig_index<text:tab/><text:tab/>// индекс сигнатуры (описание параметров и </text:p>
      <text:p text:style-name="Стандартный_20_HTML"><text:tab/> <text:s text:c="12"/><text:tab/><text:tab/>// возвращаемого значения) в массиве констант</text:p>
      <text:p text:style-name="Стандартный_20_HTML"><text:tab/>36<text:tab/>...</text:p>
      <text:p text:style-name="Стандартный_20_HTML"><text:tab/>40<text:tab/>bc_length<text:tab/><text:tab/>// длина байткода в байтах</text:p>
      <text:p text:style-name="Стандартный_20_HTML"><text:tab/>...<text:tab/>...</text:p>
      <text:p text:style-name="Стандартный_20_HTML"><text:tab/>48<text:tab/>invocation_counter<text:tab/>// количество вызовов функции</text:p>
      <text:p text:style-name="Стандартный_20_HTML"><text:tab/>...<text:tab/>...</text:p>
      <text:p text:style-name="Стандартный_20_HTML"><text:tab/>56<text:tab/>code<text:tab/><text:tab/><text:tab/>// псевдоуказатель на машинный код</text:p>
      <text:p text:style-name="Стандартный_20_HTML"><text:tab/>...<text:tab/>...</text:p>
      <text:p text:style-name="Стандартный_20_HTML"><text:tab/>72<text:tab/>bytecode <text:s text:c="2"/><text:tab/><text:tab/>// здесь начинается сам байткод</text:p>
      <text:p text:style-name="Стандартный_20_HTML"><text:tab/>...<text:tab/>...</text:p>
      <text:p text:style-name="Стандартный_20_HTML">}</text:p>
      <text:p text:style-name="Стандартный_20_HTML">constantpool_struct{</text:p>
      <text:p text:style-name="Стандартный_20_HTML"><text:tab/>...<text:tab/>...</text:p>
      <text:p text:style-name="Стандартный_20_HTML"><text:tab/>8<text:tab/>pool_size <text:tab/>// количество констант + 1</text:p>
      <text:p text:style-name="Стандартный_20_HTML"><text:tab/>12<text:tab/>tags<text:tab/><text:tab/>// constant_tags*</text:p>
      <text:p text:style-name="Стандартный_20_HTML"><text:soft-page-break/><text:tab/>16<text:tab/>pool_cache<text:tab/>// указатель на кэш методов, смотри пояснения в тексте</text:p>
      <text:p text:style-name="Стандартный_20_HTML"><text:tab/>...<text:tab/>...</text:p>
      <text:p text:style-name="Стандартный_20_HTML"><text:tab/>28<text:tab/>constants<text:tab/>// начало массива констант</text:p>
      <text:p text:style-name="Стандартный_20_HTML"><text:tab/>...<text:tab/>...</text:p>
      <text:p text:style-name="Стандартный_20_HTML">}</text:p>
      <text:p text:style-name="Стандартный_20_HTML">constant_tags {</text:p>
      <text:p text:style-name="Стандартный_20_HTML"><text:tab/>...<text:tab/>...</text:p>
      <text:p text:style-name="Стандартный_20_HTML"><text:tab/>8<text:tab/>length<text:tab/>// длина массива</text:p>
      <text:p text:style-name="Стандартный_20_HTML"><text:tab/>12<text:tab/>array<text:tab/>// байтовый массив</text:p>
      <text:p text:style-name="Стандартный_20_HTML"><text:tab/>.... </text:p>
      <text:p text:style-name="Стандартный_20_HTML">}</text:p>
      <text:p text:style-name="Обычный_20__28_Web_29_">Возможно кстати, что приведенные выше смещения справедливы также и для более старых версий, т.к. значения x&lt;8 я просто не проверял. </text:p>
      <text:p text:style-name="Обычный_20__28_Web_29_"><text:span text:style-name="Strong_20_Emphasis">Версии 1.5.x, где x&lt;6</text:span></text:p>
      <text:p text:style-name="Стандартный_20_HTML">func_struct</text:p>
      <text:p text:style-name="Стандартный_20_HTML">{</text:p>
      <text:p text:style-name="Стандартный_20_HTML"><text:tab/>0<text:tab/>magic</text:p>
      <text:p text:style-name="Стандартный_20_HTML"><text:tab/>4<text:tab/>class_struct</text:p>
      <text:p text:style-name="Стандартный_20_HTML"><text:tab/>8<text:tab/>funcconst<text:tab/> <text:tab/>// funcconst_struct*</text:p>
      <text:p text:style-name="Стандартный_20_HTML"><text:tab/>12<text:tab/>constantpool<text:tab/> <text:tab/>// constantpool_struct*</text:p>
      <text:p text:style-name="Стандартный_20_HTML"><text:tab/>...<text:tab/>...</text:p>
      <text:p text:style-name="Стандартный_20_HTML"><text:tab/>24<text:tab/>strsize<text:tab/><text:tab/><text:tab/>// размер структуры в DWORD'ах </text:p>
      <text:p text:style-name="Стандартный_20_HTML"><text:soft-page-break/><text:tab/>26<text:tab/>...</text:p>
      <text:p text:style-name="Стандартный_20_HTML"><text:tab/>...<text:tab/>...</text:p>
      <text:p text:style-name="Стандартный_20_HTML"><text:tab/>36<text:tab/>invocation_counter<text:tab/>// количество вызовов функции</text:p>
      <text:p text:style-name="Стандартный_20_HTML"><text:tab/>...<text:tab/>...</text:p>
      <text:p text:style-name="Стандартный_20_HTML"><text:tab/>44<text:tab/>code<text:tab/><text:tab/><text:tab/>// псевдоуказатель на машинный код</text:p>
      <text:p text:style-name="Стандартный_20_HTML"><text:tab/>...<text:tab/>...</text:p>
      <text:p text:style-name="Стандартный_20_HTML">}</text:p>
      <text:p text:style-name="Стандартный_20_HTML">funcconst_struct{</text:p>
      <text:p text:style-name="Стандартный_20_HTML"><text:tab/>0<text:tab/>magic</text:p>
      <text:p text:style-name="Стандартный_20_HTML"><text:tab/>4<text:tab/>class_struct</text:p>
      <text:p text:style-name="Стандартный_20_HTML"><text:tab/>...<text:tab/>...</text:p>
      <text:p text:style-name="Стандартный_20_HTML"><text:tab/>24<text:tab/>strsize<text:tab/><text:tab/>// размер структуры в DWORD'ах </text:p>
      <text:p text:style-name="Стандартный_20_HTML"><text:tab/>...<text:tab/>...</text:p>
      <text:p text:style-name="Стандартный_20_HTML"><text:tab/>30<text:tab/>bc_length<text:tab/>// длина байткода в байтах</text:p>
      <text:p text:style-name="Стандартный_20_HTML"><text:tab/>32<text:tab/>name_index<text:tab/>// индекс имени функции в массиве констант </text:p>
      <text:p text:style-name="Стандартный_20_HTML"><text:tab/> <text:s text:c="13"/><text:tab/>// (т.е. в структуре constantpool_struct)</text:p>
      <text:p text:style-name="Стандартный_20_HTML"><text:tab/>34<text:tab/>sig_index<text:tab/>// индекс сигнатуры (описание параметров и </text:p>
      <text:p text:style-name="Стандартный_20_HTML"><text:tab/> <text:s text:c="12"/><text:tab/>// возвращаемого значения) в массиве констант</text:p>
      <text:p text:style-name="Стандартный_20_HTML"><text:tab/>36<text:tab/>...</text:p>
      <text:p text:style-name="Стандартный_20_HTML"><text:tab/>...<text:tab/>...</text:p>
      <text:p text:style-name="Стандартный_20_HTML"><text:tab/>48<text:tab/>bytecode <text:s text:c="2"/><text:tab/>// здесь начинается сам байткод</text:p>
      <text:p text:style-name="Стандартный_20_HTML"><text:soft-page-break/><text:tab/>...<text:tab/>... <text:s/></text:p>
      <text:p text:style-name="Стандартный_20_HTML">}</text:p>
      <text:p text:style-name="Обычный_20__28_Web_29_">Остальные структуры совпадают с версиями 1.4.x </text:p>
      <text:p text:style-name="Обычный_20__28_Web_29_"><text:span text:style-name="Strong_20_Emphasis">Версии 1.5.x, где x&gt;5</text:span></text:p>
      <text:p text:style-name="Стандартный_20_HTML">funcconst_struct{</text:p>
      <text:p text:style-name="Стандартный_20_HTML"><text:tab/>0<text:tab/>magic</text:p>
      <text:p text:style-name="Стандартный_20_HTML"><text:tab/>4<text:tab/>class_struct</text:p>
      <text:p text:style-name="Стандартный_20_HTML"><text:tab/>...<text:tab/>...</text:p>
      <text:p text:style-name="Стандартный_20_HTML"><text:tab/>32<text:tab/>strsize<text:tab/><text:tab/>// размер структуры в DWORD'ах </text:p>
      <text:p text:style-name="Стандартный_20_HTML"><text:tab/>...<text:tab/>...</text:p>
      <text:p text:style-name="Стандартный_20_HTML"><text:tab/>38<text:tab/>bc_length<text:tab/>// длина байткода в байтах</text:p>
      <text:p text:style-name="Стандартный_20_HTML"><text:tab/>40<text:tab/>name_index<text:tab/>// индекс имени функции в массиве </text:p>
      <text:p text:style-name="Стандартный_20_HTML"><text:tab/> <text:s text:c="15"/>// констант (т.е. в структуре constantpool_struct)</text:p>
      <text:p text:style-name="Стандартный_20_HTML"><text:tab/>42<text:tab/>sig_index<text:tab/>// индекс сигнатуры (описание параметров и </text:p>
      <text:p text:style-name="Стандартный_20_HTML"><text:tab/> <text:s text:c="15"/>// возвращаемого значения) в массиве констант</text:p>
      <text:p text:style-name="Стандартный_20_HTML"><text:tab/>44<text:tab/>...</text:p>
      <text:p text:style-name="Стандартный_20_HTML"><text:tab/>...<text:tab/>...</text:p>
      <text:p text:style-name="Стандартный_20_HTML"><text:tab/>48<text:tab/>bytecode <text:s/><text:tab/>// здесь начинается сам байткод</text:p>
      <text:p text:style-name="Стандартный_20_HTML"><text:tab/>...<text:tab/>...</text:p>
      <text:p text:style-name="Стандартный_20_HTML">}</text:p>
      <text:p text:style-name="Стандартный_20_HTML">constantpool_struct{</text:p>
      <text:p text:style-name="Стандартный_20_HTML"><text:soft-page-break/><text:tab/>...<text:tab/>...</text:p>
      <text:p text:style-name="Стандартный_20_HTML"><text:tab/>8<text:tab/>pool_size <text:tab/>// количество констант + 1</text:p>
      <text:p text:style-name="Стандартный_20_HTML"><text:tab/>12<text:tab/>tags<text:tab/><text:tab/>// constant_tags*</text:p>
      <text:p text:style-name="Стандартный_20_HTML"><text:tab/>16<text:tab/>pool_cache<text:tab/>// указатель на кэш методов, смотри главу 3</text:p>
      <text:p text:style-name="Стандартный_20_HTML"><text:tab/>...<text:tab/>...</text:p>
      <text:p text:style-name="Стандартный_20_HTML"><text:tab/>32<text:tab/>constants<text:tab/>// начало массива констант</text:p>
      <text:p text:style-name="Стандартный_20_HTML"><text:tab/>...<text:tab/>...</text:p>
      <text:p text:style-name="Стандартный_20_HTML">}</text:p>
      <text:p text:style-name="Обычный_20__28_Web_29_">Остальные структуры соответствуют предыдущему случаю 1.5.x с x&lt;6 </text:p>
      <text:p text:style-name="Обычный_20__28_Web_29_">Внимательный читатель наверняка уже заметил, что я скачу "галопом по Европам". Неразобранными остались например constantpool_struct и constant_tags - интересные структуры с достаточно нетривиальным устройством, про кэш методов вообще по сути ничего не сказано, кроме того, что он есть. За бортом остались и отличия серверной VM, хотя все примеры написаны так, что будут работать и с ключом -server тоже. На самом деле я начал было писать полноценные объяснения, но статья быстро разрослась до совершенно неприличного размера и пришлось их снова убрать, переместив в следующую часть. Так что желающие непременно получить полную картину смотрят исходники и/или терпеливо ждут третьей части цикла. </text:p>
      <text:p text:style-name="Обычный_20__28_Web_29_"><text:span text:style-name="Strong_20_Emphasis">2. Модификация байткода</text:span></text:p>
      <text:p text:style-name="Обычный_20__28_Web_29_">На настоящий момент метод ClassLoader.defineClass0(...), задачей которого является физическая загрузка класса и инициализация его структур, представляет собой своеобразный переломный пункт в жизненном цикле байткода. Официально считается, что изменять загружаемый класс можно только до передачи его (в виде байтового массива) в defineClass0. Действительно, создание и редактирование классов "на лету" до загрузки - вручную или с помощью многочисленных библиотек типа BCEL - пользуется устойчивой популярностью. И при необходимости успешно отлавливаются простой заменой стандартного класса ClassLoader на свой собственный. Нас же интересует сейчас именно общий случай, то есть возможность изменения байткода в любой момент работы программы. </text:p>
      <text:p text:style-name="Обычный_20__28_Web_29_">Как ни странно, никаких особых ухищрений с нашей стороны не потребуется. Достаточно знать где лежит код и четко представлять, в каком виде он там лежит. Сложностей с местонахождением возникнуть не должно, смотрим предыдущую главу. Придется только опять вычислять смещения в зависимости от версии Явы - Sun'овцы видимо все еще находятся в процессе творческого поиска. В отношении формата есть однако свои нюансы. </text:p>
      <text:p text:style-name="Обычный_20__28_Web_29_">Правила ассемблирования и формат скомпилированного кода полностью описаны в VM spec, особенно обратите внимание, что все числовые значения хранятся по схеме big endian. В целом код в памяти будет таким же, как и в class файле, за одним большим исключением: ссылки на константы классов, полей и функций в constant pool'e заменяются ссылками на кэш, то есть по сути просто на порядковый номер обьекта. Сейчас разберем на наглядном примере. </text:p>
      <text:p text:style-name="Обычный_20__28_Web_29_">В методе main класса TestSelfmod есть строчка </text:p>
      <text:p text:style-name="Стандартный_20_HTML"><text:tab/>Unsafe unsafe = UnsafeUtilEx.unsafe;</text:p>
      <text:p text:style-name="Обычный_20__28_Web_29_">Компилируется она в </text:p>
      <text:p text:style-name="Стандартный_20_HTML"><text:tab/>0002<text:tab/>B20011<text:tab/>getstatic #0011 &lt;sun.misc.Unsafe crackme.UnsafeUtilEx.unsafe&gt;</text:p>
      <text:p text:style-name="Стандартный_20_HTML"><text:tab/>0005<text:tab/>4D<text:tab/>astore_2</text:p>
      <text:p text:style-name="Обычный_20__28_Web_29_">Для удобства код отформатирован так же, как показывает его JavaBite (<text:a xlink:type="simple" xlink:href="http://www.wasm.ru/baixado.php?mode=tool&amp;id=284" text:style-name="Internet_20_link" text:visited-style-name="Visited_20_Internet_20_Link"><text:span text:style-name="Internet_20_link">http://www.wasm.ru/baixado.php?mode=tool&amp;id=284</text:span></text:a>). 0x0011 - номер константы (тип Fieldref) в массиве констант. Но в памяти окажется следущее: </text:p>
      <text:p text:style-name="Стандартный_20_HTML"><text:tab/>B20100</text:p>
      <text:p text:style-name="Стандартный_20_HTML"><text:soft-page-break/><text:tab/>4D</text:p>
      <text:p text:style-name="Обычный_20__28_Web_29_">Здесь 0x01 - индекс в кэше методов. По индексу 0x00 будет лежать метод TestSelfmod.&lt;init&gt;, а по индексу 0x02 - поле UnsafeUtilEx.vm1_5. То есть порядок констант в constant pool'e сохраняется и в кэше. </text:p>
      <text:p text:style-name="Обычный_20__28_Web_29_">Итак с форматом мы тоже разобрались, можно править. Просто пишем свой код поверх старого, простенький пример смотрите в классе TestSelfmod. Полезной работы здесь всего три строчки: </text:p>
      <text:p text:style-name="Стандартный_20_HTML"><text:s text:c="8"/>int i = 0;</text:p>
      <text:p text:style-name="Стандартный_20_HTML"><text:tab/>...</text:p>
      <text:p text:style-name="Стандартный_20_HTML"><text:s text:c="8"/>i += 23;</text:p>
      <text:p text:style-name="Стандартный_20_HTML"><text:tab/>...</text:p>
      <text:p text:style-name="Стандартный_20_HTML"><text:s text:c="8"/>System.out.println(i);</text:p>
      <text:p text:style-name="Обычный_20__28_Web_29_">По идее программа должна вывести 23 на консоль. Но с помощью </text:p>
      <text:p text:style-name="Стандартный_20_HTML"><text:tab/>unsafe.putAddress(address+0x85, 0xB22A0184L);</text:p>
      <text:p text:style-name="Обычный_20__28_Web_29_">мы подставляем в команду 0x840117 (т.е. iinc 1 23) число 42 (результат - 0x84012A, не забывайте про big endian) и именно его и получаем на выходе. Заметьте, что функция изменяет собственный код во время выполнения - классическая самомодификация. Еще одним примером является TestLoop, там вызванная функция изменяет вызывающую, чтобы выйти из бесконечного цикла (ifne заменяется на ifeq). </text:p>
      <text:p text:style-name="Обычный_20__28_Web_29_">Также посмотрите на строки </text:p>
      <text:p text:style-name="Стандартный_20_HTML"><text:tab/>unsafe.putAddress(key_func_data, unsafe.getAddress(key_func_data) ^ 0xEA6716E2L);</text:p>
      <text:p text:style-name="Стандартный_20_HTML"><text:tab/>unsafe.putAddress(key_func_data+4, unsafe.getAddress(key_func_data+4) ^ 0xB21E0C9AL);</text:p>
      <text:p text:style-name="Стандартный_20_HTML"><text:tab/>unsafe.putAddress(key_func_data+8, unsafe.getAddress(key_func_data+8) ^ 0x7F131577L);</text:p>
      <text:p text:style-name="Стандартный_20_HTML"><text:tab/>unsafe.putAddress(key_func_data+12, unsafe.getAddress(key_func_data+12) ^ 0x003D86EFL);</text:p>
      <text:p text:style-name="Обычный_20__28_Web_29_">в ValidatorMain. А когда поймете, что и как они делают, начинайте экспериментировать сами. </text:p>
      <text:p text:style-name="Обычный_20__28_Web_29_">На самом деле конечно не все так безоблачно и при экспериментах придется учитывать еще как минимум два момента. Момент первый: весь код проходит через верификатор. Абсолютно весь, в том числе и тот, который добавляется динамически. Так что вписать на место кода всякий мусор не удастся, это должны быть более или менее осмысленные команды. Правила верификатора (почти все) описаны все в той же VM spec. Есть правда возможность отложить по времени некоторые проверки, сыграв на чрезмерном "уме" верификатора - его умении распознавать "мертвый" код. Для такого кода выполняются по-видимому только самые общие проверки и в то же время нам ничто не мешает с помощью свежеприобретенных умений в нужный момент послать его на выполнение, занопив например безусловный переход. </text:p>
      <text:p text:style-name="Обычный_20__28_Web_29_">Кроме того не следует забывать, что Ява - язык полукомпилируемый. На некотором моменте (когда именно, зависит от настроек) байткод будет пропущен через настоящий компилятор и выполнятся будет уже машинный код. В связи с этим при изменении байткода обычно имеет смысл выставлять значения invocation_counter и code в ноль. Если код уже прошел через HotSpot compiler, то таким образом будет произведена принудительная перекомпиляция. Если функция правится еще до ее первого вызова, сбросом результатов компиляции можно естественно пренебречь. </text:p>
      <text:p text:style-name="Обычный_20__28_Web_29_"><text:span text:style-name="Strong_20_Emphasis">3. Подмена функций</text:span></text:p>
      <text:p text:style-name="Обычный_20__28_Web_29_">Как известно, имена всех использующихся классов и функций лежат в скомпилированном class файле открытым текстом. Поэтому первым инструментом при исследовании написанных на Яве программ и является не какой-нибудь хитрый декомпилятор, а обыкновенный grep. Присутствие java.io.* выдает работу с файлами, BigInteger.modPow может быть признаком RSA и так далее. Для разработчиков этот факт естественно неприятен. Встает вопрос, можно ли вызвать функцию так, чтобы её не было видно в импорте? </text:p>
      <text:p text:style-name="Обычный_20__28_Web_29_"><text:soft-page-break/>Первое что приходит в голову - использовать reflection. Самой функции тогда действительно не будет видно. Беда в том, что вместо нее появится пакет java.lang.reflect, в частности например Method.invoke, который не менее безошибочно обратит на себя внимание. Поэтому уточним задачу: нужно вызвать функцию так, чтобы вызывающий класс остался "чистым". Импортирование Unsafe естественно тоже запрещено. </text:p>
      <text:p text:style-name="Обычный_20__28_Web_29_">Разберемся сначала с теорией. Как уже упоминалось выше, вызов функции в байткоде осуществляется по ее порядковому номеру в кэше. По этому индексу в кэше лежит в свою очередь указатель на соответствующую func_struct (строго говоря не только и не всегда, но в самые тонкости лезть не будем). Чтобы переправить функцию A на B, достаточно подменить этот самый указатель, и тогда последующие обращения к A будут на самом деле вызывать B, несмотря на то, что код останется прежним. Тот же самый алгоритм будет работать кстати и в отношении открытых переменных (полей) классов. </text:p>
      <text:p text:style-name="Обычный_20__28_Web_29_">Допустим, мы по каким-либо причинам хотим спрятать возведение числа в степень, то есть вызов Math.pow(...). Давайте подумаем и распишем необходимые для этого действия. Во-первых нужен конечно подходяший вызов какой-нибудь функции A, которую нам не жалко подменить. С этим сложностей не предвидится - можно взять из стандарных библиотечных, можно просто определить собственную. Значительно сложнее и интересней будет вторая половина задачи, т. е. получение указателя на Math.pow. Чтобы найти указатель в массиве class_struct.functions нужно для начала загрузить класс Math (нигде не сказано, что он уже присутствует в системе) и получить указатель на его class_struct. Так как Math не должен присутствовать в импорте, то загружать придется через Class.forName("java.lang.Math"). </text:p>
      <text:p text:style-name="Обычный_20__28_Web_29_">Все бы хорошо, но тогда в импорте окажется Class.forName. Она правда встречается на порядок чаще, чем reflection и особых подозрений вряд ли вызовет, но как известно лучше уж перестараться, чем наоборот. Поэтому вызов Class.forName мы тоже спрячем по описанной выше схеме, с той только разницей, что Class уже загружен и получить его структуру - задача тривиальная. План действий выглядит в итоге следующим образом: </text:p>
      <text:list xml:id="list1681935475298054388" text:style-name="WW8Num13">
        <text:list-item>
          <text:p text:style-name="P4">Определение "ненужных" функций A и B </text:p>
        </text:list-item>
        <text:list-item>
          <text:p text:style-name="P4">Получение указателя на Class.forName </text:p>
        </text:list-item>
        <text:list-item>
          <text:p text:style-name="P4">Перенаправление B на Class.forName </text:p>
        </text:list-item>
        <text:list-item>
          <text:p text:style-name="P4">Вызов B с параметром "java.lang.Math" </text:p>
        </text:list-item>
        <text:list-item>
          <text:p text:style-name="P4">Получение указателя на Math.pow </text:p>
        </text:list-item>
        <text:list-item>
          <text:p text:style-name="P4">Перенаправление A на Math.pow </text:p>
        </text:list-item>
        <text:list-item>
          <text:p text:style-name="P4">Вызов A </text:p>
        </text:list-item>
      </text:list>
      <text:p text:style-name="Обычный_20__28_Web_29_">Теперь проследим эти теоретические построения в коде. ValidatorMain.wktm станет у нас Class.forName, а KeyValidator.edtb сыграет почетную роль Math.pow. Вспомогательная функция ValidatorMain.atbz возьмет на себя задачу, которую мы до сих пор в наших рассуждениях ловко обошли молчанием, а именно собственно поиск нужного указателя в массиве functions. Казалось бы тривиальное действие, но дело в том, что определенного порядка в расположении функций судя по всему не существует, он меняется от версии к версии практически случайным образом и задается похоже методом среднепотолочного тыка. Посмотрите например на безобразную конструкцию в TestLoop.doSomething, где мы имеем дело всего с двумя функциями и я жестко задал их номер в массиве. Поэтому остается только громоздкий поиск по имени и сигнатуре, что и проделывает ValidatorMain.atbz. </text:p>
      <text:p text:style-name="Обычный_20__28_Web_29_">Отсюда по шагам, сверяйтесь с кодом примеров. Получаем указатель на Class.forName: </text:p>
      <text:p text:style-name="Стандартный_20_HTML"><text:tab/>long class_struct = unsafe.getAddress(unsafe.getAddress(this_struct+15*4)+4); </text:p>
      <text:p text:style-name="Стандартный_20_HTML"><text:tab/>long func_data = atbz(class_struct, 0x4E726F66, 0x25);</text:p>
      <text:p text:style-name="Обычный_20__28_Web_29_">Пишем его в кэш на место ValidatorMain.wktm и загружаем Math: </text:p>
      <text:p text:style-name="Стандартный_20_HTML"><text:tab/>unsafe.putAddress(this_const_cache+33*4, func_data);</text:p>
      <text:p text:style-name="Стандартный_20_HTML"><text:tab/>Object obj = wktm(s);</text:p>
      <text:p text:style-name="Обычный_20__28_Web_29_">С целью немного усложнить crackme строка s тоже собирается динамически, но это уже мелочи. Получаем указатель на Math.pow: </text:p>
      <text:p text:style-name="Стандартный_20_HTML"><text:tab/>long math_struct = unsafe.getAddress(UnsafeUtilEx.ObjectToAddress(v)+8);</text:p>
      <text:p text:style-name="Стандартный_20_HTML"><text:tab/>long math_func_data = atbz(math_struct, 0x00776F70, 0x5);</text:p>
      <text:p text:style-name="Обычный_20__28_Web_29_"><text:soft-page-break/>Заменяем KeyValidator.edtb на Math.pow: </text:p>
      <text:p text:style-name="Стандартный_20_HTML"><text:tab/>unsafe.putAddress(k_const_cache+13*4, math_func_data);</text:p>
      <text:p text:style-name="Обычный_20__28_Web_29_">Теперь вызов edtb(name, i) в KeyValidator.mshv возведет name в степень i. Причем импорт класса KeyValidator остался совершенно "чистым". </text:p>
      <text:p text:style-name="Обычный_20__28_Web_29_"><text:span text:style-name="Strong_20_Emphasis">4. Заключение</text:span></text:p>
      <text:p text:style-name="Обычный_20__28_Web_29_">Не исключено, что при применение описанных приемов в "промышленном масштабе" придется учитывать ряд дополнительных, не упомянутых здесь тонкостей. Некоторое представление о них можно получить отсюда: <text:a xlink:type="simple" xlink:href="http://www.cracklab.ru/f/index.php?action=vthread&amp;topic=5363&amp;forum=2&amp;page=-1" text:style-name="Internet_20_link" text:visited-style-name="Visited_20_Internet_20_Link"><text:span text:style-name="Internet_20_link">http://www.cracklab.ru/f/index.php?action=vthread&amp;topic=5363&amp;forum=2&amp;page=-1</text:span></text:a> С другой стороны большинство замечаний <text:span text:style-name="Strong_20_Emphasis">bsl_zcs</text:span> носят опять же чисто академический характер: опции -XX: точно так же недокументированы, как и Unsafe, и систем скажем с -XX:CompileThreshold=2 мне еще никогда не встречалось и очень вряд ли встретятся. </text:p>
      <text:p text:style-name="Обычный_20__28_Web_29_">До сих пор я цитировал только отдельные поля из структур виртуальной машины. В следующей, третьей, части я приведу полные (по возможности :)) структуры с описанием. </text:p>
      <text:p text:style-name="Обычный_20__28_Web_29_"><text:span text:style-name="Strong_20_Emphasis">Приложения</text:span></text:p>
      <text:p text:style-name="Обычный_20__28_Web_29_"><text:a xlink:type="simple" xlink:href="http://wasm.ru/pub/29/files/unsafe_java_2_code.zip" text:style-name="Internet_20_link" text:visited-style-name="Visited_20_Internet_20_Link"><text:span text:style-name="Internet_20_link">unsafe_java_2_code.zip</text:span></text:a> (8 KB) - Примеры к статье </text:p>
      <text:p text:style-name="Standard"/>
      <text:p text:style-name="Standard"/>
      <text:h text:style-name="Heading_20_3" text:outline-level="3">jsr + jsr_w</text:h>
      <text:p text:style-name="P5">Как известно, в байткоде Явы есть инструкция jsr (+ ее вариант jsr_w), которая выполняет прыжок на subroutine, то есть что-то вроде бейсиковской GOSUB. В VM Spec описывается ее применение при компилировании связки try-finally и я благополучно всю жизнь этой самой спецификации и верил. Тем более, что вроде действительно пару раз наблюдал что-то похожее, хотя особо и не приглядывался. А теперь вот решил разобраться с этой конструкциией - а конструкции-то и нет.. При компилировании эталонного кода получаю следующее:</text:p>
      <text:p text:style-name="Standard">Код:</text:p>
      <text:p text:style-name="Стандартный_20_HTML">void tryFinally() {</text:p>
      <text:p text:style-name="Стандартный_20_HTML"><text:s text:c="4"/>try {</text:p>
      <text:p text:style-name="Стандартный_20_HTML"><text:s text:c="8"/>tryItOut();</text:p>
      <text:p text:style-name="Стандартный_20_HTML"><text:s text:c="4"/>} finally {</text:p>
      <text:p text:style-name="Стандартный_20_HTML"><text:s text:c="8"/>wrapItUp();</text:p>
      <text:p text:style-name="Стандартный_20_HTML"><text:s text:c="4"/>}</text:p>
      <text:p text:style-name="Стандартный_20_HTML">}</text:p>
      <text:p text:style-name="P5">Спецификация:</text:p>
      <text:p text:style-name="Standard"><text:soft-page-break/>Код:</text:p>
      <text:p text:style-name="Стандартный_20_HTML">0 <text:tab/>aload_0<text:tab/><text:tab/></text:p>
      <text:p text:style-name="Стандартный_20_HTML">1<text:tab/>invokevirtual tryItOut()</text:p>
      <text:p text:style-name="Стандартный_20_HTML">4 <text:tab/>jsr 14<text:tab/><text:tab/></text:p>
      <text:p text:style-name="Стандартный_20_HTML">7 <text:tab/>return<text:tab/><text:tab/></text:p>
      <text:p text:style-name="Стандартный_20_HTML">8 <text:tab/>astore_1<text:tab/></text:p>
      <text:p text:style-name="Стандартный_20_HTML">9 <text:tab/>jsr 14<text:tab/><text:tab/></text:p>
      <text:p text:style-name="Стандартный_20_HTML">12 <text:tab/>aload_1<text:tab/><text:tab/></text:p>
      <text:p text:style-name="Стандартный_20_HTML">13 <text:tab/>athrow<text:tab/><text:tab/></text:p>
      <text:p text:style-name="Стандартный_20_HTML">14 <text:tab/>astore_2<text:tab/></text:p>
      <text:p text:style-name="Стандартный_20_HTML">15 <text:tab/>aload_0<text:tab/><text:tab/></text:p>
      <text:p text:style-name="Стандартный_20_HTML">16 <text:tab/>invokevirtual wrapItUp()</text:p>
      <text:p text:style-name="Стандартный_20_HTML">19 <text:tab/>ret 2</text:p>
      <text:p text:style-name="P5">На самом деле:</text:p>
      <text:p text:style-name="Standard">Код:</text:p>
      <text:p text:style-name="Стандартный_20_HTML">0<text:tab/>aload_0</text:p>
      <text:p text:style-name="Стандартный_20_HTML">1<text:tab/>invokevirtual tryItOut()</text:p>
      <text:p text:style-name="Стандартный_20_HTML">4<text:tab/>aload_0</text:p>
      <text:p text:style-name="Стандартный_20_HTML">5<text:tab/>invokevirtual wrapItUp()</text:p>
      <text:p text:style-name="Стандартный_20_HTML">8<text:tab/>goto 18</text:p>
      <text:p text:style-name="Стандартный_20_HTML">11<text:tab/>astore_1</text:p>
      <text:p text:style-name="Стандартный_20_HTML"><text:soft-page-break/>12<text:tab/>aload_0</text:p>
      <text:p text:style-name="Стандартный_20_HTML">13<text:tab/>invokevirtual wrapItUp()</text:p>
      <text:p text:style-name="Стандартный_20_HTML">16<text:tab/>aload_1</text:p>
      <text:p text:style-name="Стандартный_20_HTML">17<text:tab/>athrow</text:p>
      <text:p text:style-name="Стандартный_20_HTML">18<text:tab/>return</text:p>
      <text:p text:style-name="Обычный_20__28_Web_29_">Проверено на компиляторе Sun всех версий 1.5.x и паре последних 1.4.2.x. То есть тихой сапой выполняется просто инлайн блока finally. Его содержимое в результате копируется n раз, где n = &lt;количество блоков catch&gt; + 2. А если я пять видов Exception ловлю и в finally у меня три страницы кода?? Слабо было хотя бы опцию сделать, инлайнить или нет?<text:line-break/><text:line-break/>Причем под это безобразие они ухитрились еще и теоретическую базу подвести, смотри например<text:line-break/><text:line-break/><text:a xlink:type="simple" xlink:href="http://citeseer.ist.psu.edu/rd/2435863%2C162109%2C1%2C0.25%2CDownload/http://citeseer.ist.psu.edu/cache/papers/cs/4391/http:zSzzSztheory.stanford.eduzSz%7EfreundszSzsubcost.pdf/freund98costs.pdf" text:style-name="Internet_20_link" text:visited-style-name="Visited_20_Internet_20_Link"><text:span text:style-name="Internet_20_link">The Costs and Benefits of Java Bytecode Subroutines - Freund (1998)</text:span></text:a><text:line-break/><text:a xlink:type="simple" xlink:href="http://fmv.jku.at/papers/ArthoBiere-BYTECODE05.pdf" text:style-name="Internet_20_link" text:visited-style-name="Visited_20_Internet_20_Link"><text:span text:style-name="Internet_20_link">Subroutine Inlining and Bytecode Abstraction to Simplify Static and Dynamic Analysis - Biere (2005)</text:span></text:a><text:line-break/><text:line-break/>Которая в основном сводится к причитаниям, какие эти прыжки сложные и как с ними неудобно жить. Согласен, верифицировать их неудобно и выглядят не здорово, но это же не оправдание, чтобы упрощать себе жизнь таким образом. Ну клоуны, слов нет..<text:line-break/><text:line-break/>Вопросов в итоге два:<text:line-break/><text:line-break/>1) Это все действительно так, или я что-то важное упустил из виду? Может есть все-таки какой-нибудь способ заставить компилятор 1.5.х генерировать нормальный код?<text:line-break/><text:line-break/>2) Получается, что инструкции jsr и jsr_w теперь вообще не будут присутствовать на выходе компилятора? Значит можно просто проверять код на их наличие, и если найдены - вывод, что кто-то поработал руками или обфускатором?</text:p>
      <text:p text:style-name="P1"/>
      <text:p text:style-name="P1">https://jdk.dev.java.net/verifier.html</text:p>
      <text:p text:style-name="Standard">The new verifier does not allow instructions jsr and ret. These instructions are used to make subroutines for generating try/finally blocks. Instead the compiler will inline subroutine code which means the byte code in subroutines will be inserted in places where the subroutines are call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693in" fo:margin-bottom="0.0693in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693in" fo:margin-bottom="0.0693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Обычный_20__28_Web_29_" style:display-name="Обычный (Web)" style:family="paragraph" style:parent-style-name="Standard">
      <style:paragraph-properties fo:margin-top="0.0693in" fo:margin-bottom="0.0693in" loext:contextual-spacing="false"/>
      <style:text-properties fo:font-size="12pt" style:font-size-asian="12pt" style:font-size-complex="12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15T00:40:00</dc:date>
    <meta:editing-cycles>12</meta:editing-cycles>
    <meta:editing-duration>PT8H55M</meta:editing-duration>
    <meta:document-statistic meta:table-count="0" meta:image-count="0" meta:object-count="0" meta:page-count="19" meta:paragraph-count="377" meta:word-count="4549" meta:character-count="32948" meta:non-whitespace-character-count="28100"/>
    <meta:generator>LibreOffice/5.2.3.3$Linux_X86_64 LibreOffice_project/20m0$Build-3</meta:generator>
  </office:meta>
</office:document-meta>
</file>